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я.</text:p>
      <text:list text:style-name="L1">
        <text:list-item>
          <text:p text:style-name="P2">Написать программу, реализующую отправку нескольких сообщений одним процессом и прием другим. Объяснить по полученным данным порядок выполнения обменя сообщениями.</text:p>
        </text:list-item>
        <text:list-item>
          <text:p text:style-name="P2">Организовать обмен сообщениями междуц двумя процессами (один только отправляет сообщения другой только принимает), таким образом чтобы сообщения принимались в таком же порядке как и отправлялись.</text:p>
        </text:list-item>
        <text:list-item>
          <text:p text:style-name="P2">Организовать обмен сообщениями междуц двумя процессами (один только отправляет сообщения другой только принимает), таким образом чтобы сообщения принимались в обратном порядке чем как и отправлялись.</text:p>
        </text:list-item>
        <text:list-item>
          <text:p text:style-name="P2">Организовать обмен сообщениями междуц двумя процессами (один только отправляет сообщения другой только принимает), таким образом чтобы сообщения принимались в прямом порядке, но через одно.</text:p>
        </text:list-item>
        <text:list-item>
          <text:p text:style-name="P2">Создать три процесса. Первый процесс принимает сообщения два других отправляют. Осуществить обмен таким образом чтобы, первый процесс получал сообщения только от второго, я от третьго процесса игнорировал. Как ускорить работу данного обмена. (HINT: иcпользовать флаг IPC_NOWAIT)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09T21:42:13</meta:creation-date>
    <dc:date>2005-11-09T22:03:38</dc:date>
    <dc:language>en-GB</dc:language>
    <meta:editing-cycles>3</meta:editing-cycles>
    <meta:editing-duration>PT2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1" meta:character-count="1033"/>
  </office:meta>
</office:document-meta>
</file>